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3acd" officeooo:paragraph-rsid="00113acd"/>
    </style:style>
    <style:style style:name="P2" style:family="paragraph" style:parent-style-name="Standard">
      <style:text-properties officeooo:rsid="00113acd" officeooo:paragraph-rsid="0012bb8c"/>
    </style:style>
    <style:style style:name="P3" style:family="paragraph" style:parent-style-name="Standard">
      <style:text-properties officeooo:rsid="0012bb8c" officeooo:paragraph-rsid="0012bb8c"/>
    </style:style>
    <style:style style:name="P4" style:family="paragraph" style:parent-style-name="Standard">
      <style:text-properties officeooo:rsid="0012bb8c" officeooo:paragraph-rsid="001380f9"/>
    </style:style>
    <style:style style:name="P5" style:family="paragraph" style:parent-style-name="Standard">
      <style:text-properties officeooo:rsid="00135d71" officeooo:paragraph-rsid="00135d71"/>
    </style:style>
    <style:style style:name="P6" style:family="paragraph" style:parent-style-name="Standard">
      <style:text-properties officeooo:rsid="001380f9" officeooo:paragraph-rsid="001380f9"/>
    </style:style>
    <style:style style:name="P7" style:family="paragraph" style:parent-style-name="Standard">
      <style:text-properties officeooo:rsid="0013a01e" officeooo:paragraph-rsid="0013a01e"/>
    </style:style>
    <style:style style:name="P8" style:family="paragraph" style:parent-style-name="Standard">
      <style:text-properties officeooo:rsid="0013a01e" officeooo:paragraph-rsid="001436f6"/>
    </style:style>
    <style:style style:name="P9" style:family="paragraph" style:parent-style-name="Standard">
      <style:text-properties officeooo:rsid="001436f6" officeooo:paragraph-rsid="001436f6"/>
    </style:style>
    <style:style style:name="P10" style:family="paragraph" style:parent-style-name="Standard">
      <style:text-properties officeooo:rsid="0014aee8" officeooo:paragraph-rsid="0014aee8"/>
    </style:style>
    <style:style style:name="T1" style:family="text">
      <style:text-properties officeooo:rsid="0012bb8c"/>
    </style:style>
    <style:style style:name="T2" style:family="text">
      <style:text-properties officeooo:rsid="00135d71"/>
    </style:style>
    <style:style style:name="T3" style:family="text">
      <style:text-properties officeooo:rsid="001380f9"/>
    </style:style>
    <style:style style:name="T4" style:family="text">
      <style:text-properties officeooo:rsid="0013a01e"/>
    </style:style>
    <style:style style:name="T5" style:family="text">
      <style:text-properties officeooo:rsid="00143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éphane ROUX</text:p>
      <text:p text:style-name="P1">Merci de votre accueil lors de votre journée « portes ouvertes ».</text:p>
      <text:p text:style-name="P1">j'ai maintenant une meilleure compréhension d<text:span text:style-name="T1">u</text:span> fonctionnement <text:span text:style-name="T1">de GTE</text:span>.</text:p>
      <text:p text:style-name="P1">L<text:span text:style-name="T1">e</text:span> projet tutoré « <text:span text:style-name="T1">bilan thermique d'une cuisson culinaire»</text:span> <text:span text:style-name="T3">pourrait être le suivant </text:span>:</text:p>
      <text:p text:style-name="P8">1ère partie</text:p>
      <text:p text:style-name="P8">Relevé de la Tempétraure T en fonction du temps t <text:span text:style-name="T5">soit</text:span> T=f(t)</text:p>
      <text:p text:style-name="P3"><text:span text:style-name="T3">Utiliser </text:span>une casserole <text:span text:style-name="T2">(remplie d'eau et </text:span>équipée de son couvercle<text:span text:style-name="T2">)</text:span> <text:span text:style-name="T2">posée sur </text:span>une <text:span text:style-name="T2">source de chaleur,</text:span></text:p>
      <text:p text:style-name="P5"><text:span text:style-name="T3">Mettre en place 4</text:span> sondes thermocouples à 4 emplacements différents :</text:p>
      <text:p text:style-name="P1"><text:span text:style-name="T3">la première est </text:span>plongée dans le liquide</text:p>
      <text:p text:style-name="P2"><text:span text:style-name="T3">les trois autres sont </text:span>appliquée<text:span text:style-name="T3">s successivement</text:span> :</text:p>
      <text:p text:style-name="P2">sur le couvercle de la casserole</text:p>
      <text:p text:style-name="P3">sur la paroi verticale à proximité de la source de chaleur</text:p>
      <text:p text:style-name="P3">sur le point le plus haut de <text:span text:style-name="T4">cette même</text:span> paroi verticale</text:p>
      <text:p text:style-name="P4">Faire le relevé <text:span text:style-name="T3">des 4 températures initiales</text:span></text:p>
      <text:p text:style-name="P6">Mettre sous tension la source de chaleur (réglage modéré)</text:p>
      <text:p text:style-name="P4">Faire le relevé des <text:span text:style-name="T3">4 </text:span>valeurs toutes les 30 secondes</text:p>
      <text:p text:style-name="P5">Quand l'eau arrive à ébullition, <text:span text:style-name="T3">diminuer le </text:span>régl<text:span text:style-name="T3">age de</text:span> la source de chaleur, continuer <text:s/>le relevé de la même manière durant <text:s/>2 minutes environ et arrêter la source de chaleur.</text:p>
      <text:p text:style-name="P5">Faire le tracé de T=f(t) <text:span text:style-name="T5">pour les</text:span> 4 points de mesures</text:p>
      <text:p text:style-name="P6">Interpréter les résultats.</text:p>
      <text:p text:style-name="P7">Comment évolue la température quand l'ébullition est atteinte ?</text:p>
      <text:p text:style-name="P7">Quel est l'avantage de ce phénomène en cuisine ?</text:p>
      <text:p text:style-name="P7"/>
      <text:p text:style-name="P8">2ème partie</text:p>
      <text:p text:style-name="P8"><text:span text:style-name="T5">Enregistrement avec la caméra thermique</text:span></text:p>
      <text:p text:style-name="P9">Reprendre l'exercice de la première partie, les thermocouples sont maintenant remplacé par la caméra thermique.</text:p>
      <text:p text:style-name="P9">Régler la visée de la caméra en vue de cadrer la paroi verticale de la casserole</text:p>
      <text:p text:style-name="P1"><text:span text:style-name="T5">O</text:span>bserver et enregistrer l'évolution de la montée en température. </text:p>
      <text:p text:style-name="P9">Constate-t-on une différence de température entre la partie inférieure et supérieure de la paroi verticale ?</text:p>
      <text:p text:style-name="P10">Comparer les résultats avec ceux obtenus avec les thermocouples</text:p>
      <text:p text:style-name="P9">Interpréter les résultats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5:39:15.022323506</meta:creation-date>
    <dc:date>2016-02-29T17:18:55.088211166</dc:date>
    <meta:editing-duration>PT7M59S</meta:editing-duration>
    <meta:editing-cycles>1</meta:editing-cycles>
    <meta:document-statistic meta:table-count="0" meta:image-count="0" meta:object-count="0" meta:page-count="1" meta:paragraph-count="29" meta:word-count="283" meta:character-count="1727" meta:non-whitespace-character-count="1470"/>
    <meta:generator>LibreOffice/4.2.8.2$Linux_x86 LibreOffice_project/420m0$Build-2</meta:generator>
  </office:meta>
</office:document-meta>
</file>